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Verdana" svg:font-family="Verdana" style:font-family-generic="swiss" style:font-pitch="variable" svg:panose-1="2 11 6 4 3 5 4 4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text-align="start"/>
    </style:style>
    <style:style style:name="T18" style:parent-style-name="Standardnípísmoodstavce" style:family="text">
      <style:text-properties style:font-name="Verdana" fo:color="#444444" fo:font-size="9pt" style:font-size-asian="9pt" style:font-size-complex="9pt" fo:background-color="#FFFFFF"/>
    </style:style>
    <style:style style:name="P19" style:parent-style-name="Základnítext" style:family="paragraph">
      <style:paragraph-properties fo:text-align="start"/>
    </style:style>
    <style:style style:name="P20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8/2023</text:p>
            <text:p text:style-name="Normální">KVOP-47483/2023</text:p>
            <text:p text:style-name="Normální">19. 12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P. N.<text:s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/>
      <text:p text:style-name="Základnítext">Vážený pane N.,</text:p>
      <text:p text:style-name="P17">dne 18. 12. 2023 obdržela Kancelář veřejného ochránce práv Vaši žádost o informace. Žádáte o zaslání „Sborníku stanovisek veřejného ochránce<text:s/>práv Vězeňství II“ Vašemu právnímu zástupci, kterým je Mgr. D. F., evidenční číslo ČAK<text:s/>XXX, ID datové schránky:<text:s/><text:span text:style-name="T18">XXX</text:span>.</text:p>
      <text:p text:style-name="Základnítext"><text:span text:style-name="Silné">Dáváme Vám tyto informace</text:span>:</text:p>
      <text:p text:style-name="P19">Do datové schránky Vašeho právního zástupce jsme zaslali odkaz na veřejně přístupný Sborník stanovisek veřejného ochránce práv Vězeňství II (<text:a xlink:href="https://www.ochrance.cz/vystupy/edice-stanoviska/Sbornik_Vezenstvi_II.pdf" office:target-frame-name="_top" xlink:show="replace"><text:span text:style-name="Hypertextovýodkaz">https://www.ochrance.cz/vystupy/edice-stanoviska/Sbornik_Vezenstvi_II.pdf</text:span></text:a>) a dále odkaz na stanovisko veřejného ochránce práv sp. zn. 923/2018/VOP ze dne 27. 8. 2018 ve veřejně přístupné databázi Evidence stanovisek ochránce ESO (<text:a xlink:href="https://eso.ochrance.cz/Nalezene/Edit/6160" office:target-frame-name="_top" xlink:show="replace"><text:span text:style-name="Hypertextovýodkaz">https://eso.ochrance.cz/Nalezene/Edit/6160</text:span></text:a>).</text:p>
      <text:p text:style-name="Základnítext">S pozdravem</text:p>
      <text:p text:style-name="Základnítext"/>
      <text:p text:style-name="P20">JUDr. Pavel Pořízek, Ph.D.</text:p>
      <text:p text:style-name="podpis">vedoucí Kanceláře veřejného ochránce práv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2MX8*</text:span></text:p>
        <text:p text:style-name="P12"><text:span text:style-name="T13">KVOPX00E2MX8</text:span>KVOPX00E2MX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1-05T10:15:00Z</meta:creation-date>
    <dc:date>2024-01-05T10:1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68" meta:character-count="1158" meta:row-count="8" meta:non-whitespace-character-count="992"/>
  </office:meta>
</office:document-meta>
</file>